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6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Memory</text:p>
          </table:table-cell>
          <table:table-cell table:style-name="ce26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40883" calcext:value-type="float">
            <text:p>0,040883</text:p>
          </table:table-cell>
          <table:table-cell office:value-type="float" office:value="4242.77" calcext:value-type="float">
            <text:p>4242,77</text:p>
          </table:table-cell>
          <table:table-cell office:value-type="float" office:value="962.24" calcext:value-type="float">
            <text:p>962,24</text:p>
          </table:table-cell>
          <table:table-cell table:formula="of:=[.G4]-[.F4]" office:value-type="float" office:value="-0.00999999999999801" calcext:value-type="float">
            <text:p>-0,00999999999999801</text:p>
          </table:table-cell>
          <table:table-cell office:value-type="float" office:value="54.16" calcext:value-type="float">
            <text:p>54,16</text:p>
          </table:table-cell>
          <table:table-cell office:value-type="float" office:value="54.15" calcext:value-type="float">
            <text:p>54,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41999" calcext:value-type="float">
            <text:p>0,041999</text:p>
          </table:table-cell>
          <table:table-cell office:value-type="float" office:value="4796.32" calcext:value-type="float">
            <text:p>4796,32</text:p>
          </table:table-cell>
          <table:table-cell office:value-type="float" office:value="962.28" calcext:value-type="float">
            <text:p>962,28</text:p>
          </table:table-cell>
          <table:table-cell table:formula="of:=[.G6]-[.F6]" office:value-type="float" office:value="0.019999999999996" calcext:value-type="float">
            <text:p>0,019999999999996</text:p>
          </table:table-cell>
          <table:table-cell office:value-type="float" office:value="53.27" calcext:value-type="float">
            <text:p>53,27</text:p>
          </table:table-cell>
          <table:table-cell office:value-type="float" office:value="53.29" calcext:value-type="float">
            <text:p>53,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40122" calcext:value-type="float">
            <text:p>0,040122</text:p>
          </table:table-cell>
          <table:table-cell office:value-type="float" office:value="4269" calcext:value-type="float">
            <text:p>4269</text:p>
          </table:table-cell>
          <table:table-cell office:value-type="float" office:value="961.16" calcext:value-type="float">
            <text:p>961,16</text:p>
          </table:table-cell>
          <table:table-cell table:formula="of:=[.G8]-[.F8]" office:value-type="float" office:value="-0.00999999999999801" calcext:value-type="float">
            <text:p>-0,00999999999999801</text:p>
          </table:table-cell>
          <table:table-cell office:value-type="float" office:value="53.37" calcext:value-type="float">
            <text:p>53,37</text:p>
          </table:table-cell>
          <table:table-cell office:value-type="float" office:value="53.36" calcext:value-type="float">
            <text:p>53,36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6"/>
        <table:table-column table:style-name="co1" table:number-columns-repeated="6" table:default-cell-style-name="ce30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-0.001116" calcext:value-type="float">
            <text:p>-0,001116</text:p>
          </table:table-cell>
          <table:table-cell/>
          <table:table-cell table:formula="of:=-VLOOKUP([.F$5];[$Data.$A$4:.$E$9];2;0) + VLOOKUP([.$A6];[$Data.$A$4:.$E$9];2;0)" office:value-type="float" office:value="0.000761000000000005" calcext:value-type="float">
            <text:p>0,0007610000000000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0.001116" calcext:value-type="float">
            <text:p>0,001116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0.001877" calcext:value-type="float">
            <text:p>0,0018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-0.000761000000000005" calcext:value-type="float">
            <text:p>-0,000761000000000005</text:p>
          </table:table-cell>
          <table:table-cell/>
          <table:table-cell table:formula="of:=-VLOOKUP([.D$5];[$Data.$A$4:.$E$9];2;0) + VLOOKUP([.$A10];[$Data.$A$4:.$E$9];2;0)" office:value-type="float" office:value="-0.001877" calcext:value-type="float">
            <text:p>-0,001877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-553.549999999999" calcext:value-type="float">
            <text:p>-553,549999999999</text:p>
          </table:table-cell>
          <table:table-cell/>
          <table:table-cell table:formula="of:=-VLOOKUP([.F$5];[$Data.$A$4:.$E$9];3;0) + VLOOKUP([.$A17];[$Data.$A$4:.$E$9];3;0)" office:value-type="float" office:value="-26.2299999999996" calcext:value-type="float">
            <text:p>-26,22999999999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553.549999999999" calcext:value-type="float">
            <text:p>553,549999999999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527.32" calcext:value-type="float">
            <text:p>527,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26.2299999999996" calcext:value-type="float">
            <text:p>26,2299999999996</text:p>
          </table:table-cell>
          <table:table-cell/>
          <table:table-cell table:formula="of:=-VLOOKUP([.D$5];[$Data.$A$4:.$E$9];3;0) + VLOOKUP([.$A21];[$Data.$A$4:.$E$9];3;0)" office:value-type="float" office:value="-527.32" calcext:value-type="float">
            <text:p>-527,32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-0.0399999999999636" calcext:value-type="float">
            <text:p>-0,0399999999999636</text:p>
          </table:table-cell>
          <table:table-cell/>
          <table:table-cell table:formula="of:=-VLOOKUP([.F$5];[$Data.$A$4:.$E$9];4;0) + VLOOKUP([.$A28];[$Data.$A$4:.$E$9];4;0)" office:value-type="float" office:value="1.08000000000004" calcext:value-type="float">
            <text:p>1,080000000000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0.0399999999999636" calcext:value-type="float">
            <text:p>0,0399999999999636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1.12" calcext:value-type="float">
            <text:p>1,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-1.08000000000004" calcext:value-type="float">
            <text:p>-1,08000000000004</text:p>
          </table:table-cell>
          <table:table-cell/>
          <table:table-cell table:formula="of:=-VLOOKUP([.D$5];[$Data.$A$4:.$E$9];4;0) + VLOOKUP([.$A32];[$Data.$A$4:.$E$9];4;0)" office:value-type="float" office:value="-1.12" calcext:value-type="float">
            <text:p>-1,12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-0.029999999999994" calcext:value-type="float">
            <text:p>-0,029999999999994</text:p>
          </table:table-cell>
          <table:table-cell/>
          <table:table-cell table:formula="of:=-VLOOKUP([.F$5];[$Data.$A$4:.$E$9];5;0) + VLOOKUP([.$A39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0.029999999999994" calcext:value-type="float">
            <text:p>0,029999999999994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0.029999999999994" calcext:value-type="float">
            <text:p>0,0299999999999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43];[$Data.$A$4:.$E$9];5;0)" office:value-type="float" office:value="-0.029999999999994" calcext:value-type="float">
            <text:p>-0,029999999999994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999" calcext:value-type="float">
            <text:p>1,00</text:p>
          </table:table-cell>
          <table:table-cell/>
          <table:table-cell table:formula="of:=[.$B$5]*[.F31]+[.$C$5]*[.F42]+[.$D$5]*[.F53]+[.$E$5]*[.F64]" office:value-type="float" office:value="0.999" calcext:value-type="float">
            <text:p>1,00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 office:value-type="float" office:value="1" calcext:value-type="float">
            <text:p>1,00</text:p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 office:value-type="float" office:value="1" calcext:value-type="float">
            <text:p>1,00</text:p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816" calcext:value-type="float">
            <text:p>0,82</text:p>
          </table:table-cell>
          <table:table-cell table:number-columns-repeated="3"/>
          <table:table-cell table:formula="of:=[.$B$5]*[.F33]+[.$C$5]*[.F44]+[.$D$5]*[.F55]+[.$E$5]*[.F66]" office:value-type="float" office:value="0.816" calcext:value-type="float">
            <text:p>0,82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>
            <text:p/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>
            <text:p/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999" calcext:value-type="float">
            <text:p>1,00</text:p>
          </table:table-cell>
          <table:table-cell/>
          <table:table-cell table:formula="of:=[.$B$5]*[.D35]+[.$C$5]*[.D46]+[.$D$5]*[.D57]+[.$E$5]*[.D68]" office:value-type="float" office:value="0.999" calcext:value-type="float">
            <text:p>1,00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 office:value-type="float" office:value="1" calcext:value-type="float">
            <text:p>1,00</text:p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 office:value-type="float" office:value="1" calcext:value-type="float">
            <text:p>1,00</text:p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1" calcext:value-type="float">
            <text:p>1,00</text:p>
          </table:table-cell>
          <table:table-cell/>
          <table:table-cell table:formula="of:=IF([$Intermediate.F39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0" calcext:value-type="float">
            <text:p>0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1" calcext:value-type="float">
            <text:p>1,00</text:p>
          </table:table-cell>
          <table:table-cell/>
          <table:table-cell table:formula="of:=IF([$Intermediate.D43]&lt;=[.$E$4];1;0)" office:value-type="float" office:value="1" calcext:value-type="float">
            <text:p>1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0009385" calcext:value-type="float">
            <text:p>0,00</text:p>
          </table:table-cell>
          <table:table-cell table:style-name="ce14" office:value-type="float" office:value="27.6775" calcext:value-type="float">
            <text:p>27,68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Veto</text:p>
          </table:table-cell>
          <table:table-cell table:style-name="ce14" table:formula="of:=[.B4]*2" office:value-type="float" office:value="0.0001877" calcext:value-type="float">
            <text:p>0,00</text:p>
          </table:table-cell>
          <table:table-cell table:style-name="ce14" table:formula="of:=[.C4]*2" office:value-type="float" office:value="55.355" calcext:value-type="float">
            <text:p>55,36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1" calcext:value-type="float">
            <text:p>1,00</text:p>
          </table:table-cell>
          <table:table-cell/>
          <table:table-cell table:formula="of:=[.F33]*(1-MAX([.N45];[.N56];[.N67];[.N78]))" office:value-type="float" office:value="0" calcext:value-type="float">
            <text:p>0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 office:value-type="float" office:value="1" calcext:value-type="float">
            <text:p>1,00</text:p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>
            <text:p/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0" calcext:value-type="float">
            <text:p>0,00</text:p>
          </table:table-cell>
          <table:table-cell table:number-columns-repeated="3"/>
          <table:table-cell table:formula="of:=[.F35]*(1-MAX([.N47];[.N58];[.N69];[.N80]))" office:value-type="float" office:value="0" calcext:value-type="float">
            <text:p>0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>
            <text:p/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>
            <text:p/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0.65" calcext:value-type="float">
            <text:p>0,65</text:p>
          </table:table-cell>
          <table:table-cell/>
          <table:table-cell table:formula="of:=[.D37]*(1-MAX([.L49];[.L60];[.L71];[.L82]))" office:value-type="float" office:value="1" calcext:value-type="float">
            <text:p>1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>
            <text:p/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 office:value-type="float" office:value="1" calcext:value-type="float">
            <text:p>1,00</text:p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1" calcext:value-type="float">
            <text:p>1,00</text:p>
          </table:table-cell>
          <table:table-cell/>
          <table:table-cell table:formula="of:=[.$B$6]*[.F45]+[.$C$6]*[.F56]" office:value-type="float" office:value="0.35" calcext:value-type="float">
            <text:p>0,35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 office:value-type="float" office:value="1" calcext:value-type="float">
            <text:p>1,00</text:p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>
            <text:p/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0" calcext:value-type="float">
            <text:p>0,00</text:p>
          </table:table-cell>
          <table:table-cell table:number-columns-repeated="3"/>
          <table:table-cell table:formula="of:=[.$B$6]*[.F47]+[.$C$6]*[.F58]" office:value-type="float" office:value="0" calcext:value-type="float">
            <text:p>0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>
            <text:p/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>
            <text:p/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0.65" calcext:value-type="float">
            <text:p>0,65</text:p>
          </table:table-cell>
          <table:table-cell/>
          <table:table-cell table:formula="of:=[.$B$6]*[.D49]+[.$C$6]*[.D60]" office:value-type="float" office:value="1" calcext:value-type="float">
            <text:p>1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>
            <text:p/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 office:value-type="float" office:value="1" calcext:value-type="float">
            <text:p>1,00</text:p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6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0" calcext:value-type="float">
            <text:p>0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1" calcext:value-type="float">
            <text:p>1,00</text:p>
          </table:table-cell>
          <table:table-cell/>
          <table:table-cell table:formula="of:=IF([$Intermediate.F17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7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0" calcext:value-type="float">
            <text:p>0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0" calcext:value-type="float">
            <text:p>0,00</text:p>
          </table:table-cell>
          <table:table-cell/>
          <table:table-cell table:formula="of:=IF([$Intermediate.D21]&lt;=[.$B$4];1;0)" office:value-type="float" office:value="1" calcext:value-type="float">
            <text:p>1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">
      <number:number number:decimal-places="3" number:min-decimal-places="3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">
      <number:number number:decimal-places="4" number:min-decimal-places="4"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2:06:43.475608221</dc:date>
    <meta:editing-duration>PT48M43S</meta:editing-duration>
    <meta:editing-cycles>7</meta:editing-cycles>
    <meta:generator>LibreOffice/7.3.7.2$Linux_X86_64 LibreOffice_project/30$Build-2</meta:generator>
    <meta:document-statistic meta:table-count="4" meta:cell-count="435" meta:object-count="0"/>
  </office:meta>
</office:document-meta>
</file>